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A00000068B379E1FA59DE0320.png" manifest:media-type="image/png"/>
  <manifest:file-entry manifest:full-path="Pictures/10000201000001A5000001436AD4F8D9E9373A84.png" manifest:media-type="image/png"/>
  <manifest:file-entry manifest:full-path="Pictures/1000020100000135000000B2BC20E81E13B5BFB9.png" manifest:media-type="image/png"/>
  <manifest:file-entry manifest:full-path="Pictures/100002010000027B000000A9211F9941512D7DA8.png" manifest:media-type="image/png"/>
  <manifest:file-entry manifest:full-path="Pictures/1000020100000124000001915A3DCEAAA0D6F67D.png" manifest:media-type="image/png"/>
  <manifest:file-entry manifest:full-path="Pictures/10000201000002EE000002142DA30B26D3EEC7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4.523cm" draw:z-index="0"><draw:image xlink:href="Pictures/100002010000027B000000A9211F9941512D7DA8.png" xlink:type="simple" xlink:show="embed" xlink:actuate="onLoad" loext:mime-type="image/png"/></draw:frame></text:p>
      <text:p text:style-name="Standard"><draw:frame draw:style-name="fr1" draw:name="Image2" text:anchor-type="paragraph" svg:width="17cm" svg:height="12.058cm" draw:z-index="1"><draw:image xlink:href="Pictures/10000201000002EE000002142DA30B26D3EEC70B.png" xlink:type="simple" xlink:show="embed" xlink:actuate="onLoad" loext:mime-type="image/x-vclgraphic"/></draw:frame><draw:frame draw:style-name="fr2" draw:name="Image3" text:anchor-type="paragraph" svg:x="1.379cm" svg:y="12.577cm" svg:width="7.011cm" svg:height="4.039cm" draw:z-index="2"><draw:image xlink:href="Pictures/1000020100000135000000B2BC20E81E13B5BFB9.png" xlink:type="simple" xlink:show="embed" xlink:actuate="onLoad" loext:mime-type="image/x-vclgraphic"/></draw:frame><draw:frame draw:style-name="fr2" draw:name="Image4" text:anchor-type="paragraph" svg:x="8.592cm" svg:y="12.345cm" svg:width="8.364cm" svg:height="6.417cm" draw:z-index="3"><draw:image xlink:href="Pictures/10000201000001A5000001436AD4F8D9E9373A8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paragraph" svg:width="17cm" svg:height="2.099cm" draw:z-index="4"><draw:image xlink:href="Pictures/100002010000034A00000068B379E1FA59DE0320.png" xlink:type="simple" xlink:show="embed" xlink:actuate="onLoad" loext:mime-type="image/x-vclgraphic"/></draw:frame><draw:frame draw:style-name="fr2" draw:name="Image6" text:anchor-type="paragraph" svg:x="-0.023cm" svg:y="2.422cm" svg:width="6.683cm" svg:height="9.179cm" draw:z-index="5"><draw:image xlink:href="Pictures/1000020100000124000001915A3DCEAAA0D6F67D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0:48:22.826359010</meta:creation-date>
    <dc:date>2020-03-20T11:27:15.118170387</dc:date>
    <meta:editing-duration>PT38M7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